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F10_summar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_s</text:p>
          </table:table-cell>
          <table:table-cell office:value-type="string" calcext:value-type="string">
            <text:p>AverageLWC_g_m3</text:p>
          </table:table-cell>
          <table:table-cell office:value-type="string" calcext:value-type="string">
            <text:p>Average_meanDiam</text:p>
          </table:table-cell>
          <table:table-cell office:value-type="string" calcext:value-type="string">
            <text:p>AverageLat</text:p>
          </table:table-cell>
          <table:table-cell office:value-type="string" calcext:value-type="string">
            <text:p>AverageLon</text:p>
          </table:table-cell>
          <table:table-cell office:value-type="string" calcext:value-type="string">
            <text:p>AverageAlt</text:p>
          </table:table-cell>
          <table:table-cell office:value-type="string" calcext:value-type="string">
            <text:p>AverageTemp</text:p>
          </table:table-cell>
          <table:table-cell office:value-type="string" calcext:value-type="string">
            <text:p>MaxUpdraft</text:p>
          </table:table-cell>
          <table:table-cell office:value-type="string" calcext:value-type="string">
            <text:p>MeanUpdraft</text:p>
          </table:table-cell>
          <table:table-cell office:value-type="string" calcext:value-type="string">
            <text:p>AbsoluteHumidity</text:p>
          </table:table-cell>
          <table:table-cell office:value-type="string" calcext:value-type="string">
            <text:p>MixingRatio</text:p>
          </table:table-cell>
          <table:table-cell office:value-type="string" calcext:value-type="string">
            <text:p>StaticPres_hPa</text:p>
          </table:table-cell>
          <table:table-cell office:value-type="string" calcext:value-type="string">
            <text:p>InCloud_Flag</text:p>
          </table:table-cell>
          <table:table-cell office:value-type="string" calcext:value-type="string">
            <text:p>HoloData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19:04</text:p>
          </table:table-cell>
          <table:table-cell office:value-type="string" calcext:value-type="string">
            <text:p>25-Jun-2021 20:19:06</text:p>
          </table:table-cell>
          <table:table-cell office:value-type="float" office:value="3" calcext:value-type="float">
            <text:p>3</text:p>
          </table:table-cell>
          <table:table-cell office:value-type="float" office:value="0.017744490566353" calcext:value-type="float">
            <text:p>0.017744490566353</text:p>
          </table:table-cell>
          <table:table-cell office:value-type="float" office:value="3.89827378590902" calcext:value-type="float">
            <text:p>3.89827378590902</text:p>
          </table:table-cell>
          <table:table-cell office:value-type="float" office:value="34.2953300476074" calcext:value-type="float">
            <text:p>34.2953300476074</text:p>
          </table:table-cell>
          <table:table-cell office:value-type="float" office:value="-100.824651082357" calcext:value-type="float">
            <text:p>-100.824651082357</text:p>
          </table:table-cell>
          <table:table-cell office:value-type="float" office:value="2179.58032226562" calcext:value-type="float">
            <text:p>2179.58032226562</text:p>
          </table:table-cell>
          <table:table-cell office:value-type="float" office:value="19.9627202351888" calcext:value-type="float">
            <text:p>19.9627202351888</text:p>
          </table:table-cell>
          <table:table-cell office:value-type="float" office:value="4.80647611618042" calcext:value-type="float">
            <text:p>4.80647611618042</text:p>
          </table:table-cell>
          <table:table-cell office:value-type="float" office:value="3.76808341344198" calcext:value-type="float">
            <text:p>3.76808341344198</text:p>
          </table:table-cell>
          <table:table-cell office:value-type="float" office:value="9.15863863627116" calcext:value-type="float">
            <text:p>9.15863863627116</text:p>
          </table:table-cell>
          <table:table-cell office:value-type="float" office:value="9.96902084350586" calcext:value-type="float">
            <text:p>9.96902084350586</text:p>
          </table:table-cell>
          <table:table-cell office:value-type="float" office:value="785.4033203125" calcext:value-type="float">
            <text:p>785.403320312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23:13</text:p>
          </table:table-cell>
          <table:table-cell office:value-type="string" calcext:value-type="string">
            <text:p>25-Jun-2021 20:23:15</text:p>
          </table:table-cell>
          <table:table-cell office:value-type="float" office:value="3" calcext:value-type="float">
            <text:p>3</text:p>
          </table:table-cell>
          <table:table-cell office:value-type="float" office:value="0.000623053133798142" calcext:value-type="float">
            <text:p>0.000623053133798142</text:p>
          </table:table-cell>
          <table:table-cell office:value-type="float" office:value="3.61708339055379" calcext:value-type="float">
            <text:p>3.61708339055379</text:p>
          </table:table-cell>
          <table:table-cell office:value-type="float" office:value="34.0615564982096" calcext:value-type="float">
            <text:p>34.0615564982096</text:p>
          </table:table-cell>
          <table:table-cell office:value-type="float" office:value="-100.607587178548" calcext:value-type="float">
            <text:p>-100.607587178548</text:p>
          </table:table-cell>
          <table:table-cell office:value-type="float" office:value="1598.67460123698" calcext:value-type="float">
            <text:p>1598.67460123698</text:p>
          </table:table-cell>
          <table:table-cell office:value-type="float" office:value="24.3179728190104" calcext:value-type="float">
            <text:p>24.3179728190104</text:p>
          </table:table-cell>
          <table:table-cell office:value-type="float" office:value="4.31941318511963" calcext:value-type="float">
            <text:p>4.31941318511963</text:p>
          </table:table-cell>
          <table:table-cell office:value-type="float" office:value="4.002760887146" calcext:value-type="float">
            <text:p>4.002760887146</text:p>
          </table:table-cell>
          <table:table-cell office:value-type="float" office:value="12.6275800069173" calcext:value-type="float">
            <text:p>12.6275800069173</text:p>
          </table:table-cell>
          <table:table-cell office:value-type="float" office:value="13.1133406956991" calcext:value-type="float">
            <text:p>13.1133406956991</text:p>
          </table:table-cell>
          <table:table-cell office:value-type="float" office:value="839.614461263021" calcext:value-type="float">
            <text:p>839.61446126302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34:09</text:p>
          </table:table-cell>
          <table:table-cell office:value-type="string" calcext:value-type="string">
            <text:p>25-Jun-2021 20:34: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.42138894399007" calcext:value-type="float">
            <text:p>4.42138894399007</text:p>
          </table:table-cell>
          <table:table-cell office:value-type="float" office:value="34.0708554585775" calcext:value-type="float">
            <text:p>34.0708554585775</text:p>
          </table:table-cell>
          <table:table-cell office:value-type="float" office:value="-100.614278157552" calcext:value-type="float">
            <text:p>-100.614278157552</text:p>
          </table:table-cell>
          <table:table-cell office:value-type="float" office:value="1595.7724202474" calcext:value-type="float">
            <text:p>1595.7724202474</text:p>
          </table:table-cell>
          <table:table-cell office:value-type="float" office:value="24.8518441518148" calcext:value-type="float">
            <text:p>24.8518441518148</text:p>
          </table:table-cell>
          <table:table-cell office:value-type="float" office:value="4.15766191482544" calcext:value-type="float">
            <text:p>4.15766191482544</text:p>
          </table:table-cell>
          <table:table-cell office:value-type="float" office:value="3.72846333185832" calcext:value-type="float">
            <text:p>3.72846333185832</text:p>
          </table:table-cell>
          <table:table-cell office:value-type="float" office:value="12.8096961975098" calcext:value-type="float">
            <text:p>12.8096961975098</text:p>
          </table:table-cell>
          <table:table-cell office:value-type="float" office:value="13.335098584493" calcext:value-type="float">
            <text:p>13.335098584493</text:p>
          </table:table-cell>
          <table:table-cell office:value-type="float" office:value="839.360636393229" calcext:value-type="float">
            <text:p>839.36063639322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39:21</text:p>
          </table:table-cell>
          <table:table-cell office:value-type="string" calcext:value-type="string">
            <text:p>25-Jun-2021 20:39:23</text:p>
          </table:table-cell>
          <table:table-cell office:value-type="float" office:value="3" calcext:value-type="float">
            <text:p>3</text:p>
          </table:table-cell>
          <table:table-cell office:value-type="float" office:value="0.00105839080545896" calcext:value-type="float">
            <text:p>0.00105839080545896</text:p>
          </table:table-cell>
          <table:table-cell office:value-type="float" office:value="3.9449999332428" calcext:value-type="float">
            <text:p>3.9449999332428</text:p>
          </table:table-cell>
          <table:table-cell office:value-type="float" office:value="34.3944384256999" calcext:value-type="float">
            <text:p>34.3944384256999</text:p>
          </table:table-cell>
          <table:table-cell office:value-type="float" office:value="-100.914093017578" calcext:value-type="float">
            <text:p>-100.914093017578</text:p>
          </table:table-cell>
          <table:table-cell office:value-type="float" office:value="1585.10123697917" calcext:value-type="float">
            <text:p>1585.10123697917</text:p>
          </table:table-cell>
          <table:table-cell office:value-type="float" office:value="25.5310599009196" calcext:value-type="float">
            <text:p>25.5310599009196</text:p>
          </table:table-cell>
          <table:table-cell office:value-type="float" office:value="4.4973349571228" calcext:value-type="float">
            <text:p>4.4973349571228</text:p>
          </table:table-cell>
          <table:table-cell office:value-type="float" office:value="4.0167129834493" calcext:value-type="float">
            <text:p>4.0167129834493</text:p>
          </table:table-cell>
          <table:table-cell office:value-type="float" office:value="12.998774210612" calcext:value-type="float">
            <text:p>12.998774210612</text:p>
          </table:table-cell>
          <table:table-cell office:value-type="float" office:value="13.5655851364136" calcext:value-type="float">
            <text:p>13.5655851364136</text:p>
          </table:table-cell>
          <table:table-cell office:value-type="float" office:value="839.487080891927" calcext:value-type="float">
            <text:p>839.48708089192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39:25</text:p>
          </table:table-cell>
          <table:table-cell office:value-type="string" calcext:value-type="string">
            <text:p>25-Jun-2021 20:39:27</text:p>
          </table:table-cell>
          <table:table-cell office:value-type="float" office:value="3" calcext:value-type="float">
            <text:p>3</text:p>
          </table:table-cell>
          <table:table-cell office:value-type="float" office:value="0.00390667646812896" calcext:value-type="float">
            <text:p>0.00390667646812896</text:p>
          </table:table-cell>
          <table:table-cell office:value-type="float" office:value="3.51599995295207" calcext:value-type="float">
            <text:p>3.51599995295207</text:p>
          </table:table-cell>
          <table:table-cell office:value-type="float" office:value="34.398624420166" calcext:value-type="float">
            <text:p>34.398624420166</text:p>
          </table:table-cell>
          <table:table-cell office:value-type="float" office:value="-100.917963663737" calcext:value-type="float">
            <text:p>-100.917963663737</text:p>
          </table:table-cell>
          <table:table-cell office:value-type="float" office:value="1586.37044270833" calcext:value-type="float">
            <text:p>1586.37044270833</text:p>
          </table:table-cell>
          <table:table-cell office:value-type="float" office:value="25.7462361653646" calcext:value-type="float">
            <text:p>25.7462361653646</text:p>
          </table:table-cell>
          <table:table-cell office:value-type="float" office:value="3.31127595901489" calcext:value-type="float">
            <text:p>3.31127595901489</text:p>
          </table:table-cell>
          <table:table-cell office:value-type="float" office:value="3.23092969258626" calcext:value-type="float">
            <text:p>3.23092969258626</text:p>
          </table:table-cell>
          <table:table-cell office:value-type="float" office:value="13.0691223144531" calcext:value-type="float">
            <text:p>13.0691223144531</text:p>
          </table:table-cell>
          <table:table-cell office:value-type="float" office:value="13.6528517405192" calcext:value-type="float">
            <text:p>13.6528517405192</text:p>
          </table:table-cell>
          <table:table-cell office:value-type="float" office:value="839.355122884115" calcext:value-type="float">
            <text:p>839.35512288411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40:22</text:p>
          </table:table-cell>
          <table:table-cell office:value-type="string" calcext:value-type="string">
            <text:p>25-Jun-2021 20:40:24</text:p>
          </table:table-cell>
          <table:table-cell office:value-type="float" office:value="3" calcext:value-type="float">
            <text:p>3</text:p>
          </table:table-cell>
          <table:table-cell office:value-type="float" office:value="0.000852255849167705" calcext:value-type="float">
            <text:p>0.000852255849167705</text:p>
          </table:table-cell>
          <table:table-cell office:value-type="float" office:value="5.86694431304932" calcext:value-type="float">
            <text:p>5.86694431304932</text:p>
          </table:table-cell>
          <table:table-cell office:value-type="float" office:value="34.4576683044434" calcext:value-type="float">
            <text:p>34.4576683044434</text:p>
          </table:table-cell>
          <table:table-cell office:value-type="float" office:value="-100.973131815592" calcext:value-type="float">
            <text:p>-100.973131815592</text:p>
          </table:table-cell>
          <table:table-cell office:value-type="float" office:value="1582.96077473958" calcext:value-type="float">
            <text:p>1582.96077473958</text:p>
          </table:table-cell>
          <table:table-cell office:value-type="float" office:value="26.1916898091634" calcext:value-type="float">
            <text:p>26.1916898091634</text:p>
          </table:table-cell>
          <table:table-cell office:value-type="float" office:value="4.53059673309326" calcext:value-type="float">
            <text:p>4.53059673309326</text:p>
          </table:table-cell>
          <table:table-cell office:value-type="float" office:value="3.96585933367411" calcext:value-type="float">
            <text:p>3.96585933367411</text:p>
          </table:table-cell>
          <table:table-cell office:value-type="float" office:value="12.591490427653" calcext:value-type="float">
            <text:p>12.591490427653</text:p>
          </table:table-cell>
          <table:table-cell office:value-type="float" office:value="13.1530714035034" calcext:value-type="float">
            <text:p>13.1530714035034</text:p>
          </table:table-cell>
          <table:table-cell office:value-type="float" office:value="839.988830566406" calcext:value-type="float">
            <text:p>839.9888305664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46:43</text:p>
          </table:table-cell>
          <table:table-cell office:value-type="string" calcext:value-type="string">
            <text:p>25-Jun-2021 20:46:49</text:p>
          </table:table-cell>
          <table:table-cell office:value-type="float" office:value="7" calcext:value-type="float">
            <text:p>7</text:p>
          </table:table-cell>
          <table:table-cell office:value-type="float" office:value="0.00394728011451662" calcext:value-type="float">
            <text:p>0.00394728011451662</text:p>
          </table:table-cell>
          <table:table-cell office:value-type="float" office:value="4.44273815836225" calcext:value-type="float">
            <text:p>4.44273815836225</text:p>
          </table:table-cell>
          <table:table-cell office:value-type="float" office:value="34.8549646650042" calcext:value-type="float">
            <text:p>34.8549646650042</text:p>
          </table:table-cell>
          <table:table-cell office:value-type="float" office:value="-101.347434997559" calcext:value-type="float">
            <text:p>-101.347434997559</text:p>
          </table:table-cell>
          <table:table-cell office:value-type="float" office:value="1579.55911690848" calcext:value-type="float">
            <text:p>1579.55911690848</text:p>
          </table:table-cell>
          <table:table-cell office:value-type="float" office:value="27.9209444863456" calcext:value-type="float">
            <text:p>27.9209444863456</text:p>
          </table:table-cell>
          <table:table-cell office:value-type="float" office:value="5.80424785614014" calcext:value-type="float">
            <text:p>5.80424785614014</text:p>
          </table:table-cell>
          <table:table-cell office:value-type="float" office:value="4.49748502458845" calcext:value-type="float">
            <text:p>4.49748502458845</text:p>
          </table:table-cell>
          <table:table-cell office:value-type="float" office:value="12.1000695909773" calcext:value-type="float">
            <text:p>12.1000695909773</text:p>
          </table:table-cell>
          <table:table-cell office:value-type="float" office:value="12.7181331089565" calcext:value-type="float">
            <text:p>12.7181331089565</text:p>
          </table:table-cell>
          <table:table-cell office:value-type="float" office:value="839.079336983817" calcext:value-type="float">
            <text:p>839.07933698381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0:49:59</text:p>
          </table:table-cell>
          <table:table-cell office:value-type="string" calcext:value-type="string">
            <text:p>25-Jun-2021 20:50: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1703338623047" calcext:value-type="float">
            <text:p>4.21703338623047</text:p>
          </table:table-cell>
          <table:table-cell office:value-type="float" office:value="35.0535720825195" calcext:value-type="float">
            <text:p>35.0535720825195</text:p>
          </table:table-cell>
          <table:table-cell office:value-type="float" office:value="-101.388446044922" calcext:value-type="float">
            <text:p>-101.388446044922</text:p>
          </table:table-cell>
          <table:table-cell office:value-type="float" office:value="2233.65888671875" calcext:value-type="float">
            <text:p>2233.65888671875</text:p>
          </table:table-cell>
          <table:table-cell office:value-type="float" office:value="21.8296607971191" calcext:value-type="float">
            <text:p>21.8296607971191</text:p>
          </table:table-cell>
          <table:table-cell office:value-type="float" office:value="4.7738208770752" calcext:value-type="float">
            <text:p>4.7738208770752</text:p>
          </table:table-cell>
          <table:table-cell office:value-type="float" office:value="3.60131134986877" calcext:value-type="float">
            <text:p>3.60131134986877</text:p>
          </table:table-cell>
          <table:table-cell office:value-type="float" office:value="10.7416301727295" calcext:value-type="float">
            <text:p>10.7416301727295</text:p>
          </table:table-cell>
          <table:table-cell office:value-type="float" office:value="11.9018926620483" calcext:value-type="float">
            <text:p>11.9018926620483</text:p>
          </table:table-cell>
          <table:table-cell office:value-type="float" office:value="778.845227050781" calcext:value-type="float">
            <text:p>778.84522705078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-Jun-2021 20:54:08</text:p>
          </table:table-cell>
          <table:table-cell table:style-name="ce1" office:value-type="string" calcext:value-type="string">
            <text:p>25-Jun-2021 20:54: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0115037173964083" calcext:value-type="float">
            <text:p>0.000115037173964083</text:p>
          </table:table-cell>
          <table:table-cell table:style-name="ce1" office:value-type="float" office:value="4.52439999580383" calcext:value-type="float">
            <text:p>4.52439999580383</text:p>
          </table:table-cell>
          <table:table-cell table:style-name="ce1" office:value-type="float" office:value="35.0876640319824" calcext:value-type="float">
            <text:p>35.0876640319824</text:p>
          </table:table-cell>
          <table:table-cell table:style-name="ce1" office:value-type="float" office:value="-101.520762634277" calcext:value-type="float">
            <text:p>-101.520762634277</text:p>
          </table:table-cell>
          <table:table-cell table:style-name="ce1" office:value-type="float" office:value="2890.46396484375" calcext:value-type="float">
            <text:p>2890.46396484375</text:p>
          </table:table-cell>
          <table:table-cell table:style-name="ce1" office:value-type="float" office:value="15.4640693664551" calcext:value-type="float">
            <text:p>15.4640693664551</text:p>
          </table:table-cell>
          <table:table-cell table:style-name="ce1" office:value-type="float" office:value="4.26668882369995" calcext:value-type="float">
            <text:p>4.26668882369995</text:p>
          </table:table-cell>
          <table:table-cell table:style-name="ce1" office:value-type="float" office:value="3.73951001167297" calcext:value-type="float">
            <text:p>3.73951001167297</text:p>
          </table:table-cell>
          <table:table-cell table:style-name="ce1" office:value-type="float" office:value="10.2494899749756" calcext:value-type="float">
            <text:p>10.2494899749756</text:p>
          </table:table-cell>
          <table:table-cell table:style-name="ce1" office:value-type="float" office:value="11.9995487213135" calcext:value-type="float">
            <text:p>11.9995487213135</text:p>
          </table:table-cell>
          <table:table-cell table:style-name="ce1" office:value-type="float" office:value="721.315368652344" calcext:value-type="float">
            <text:p>721.315368652344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below cloud base passes</text:p>
          </table:table-cell>
          <table:table-cell/>
        </table:table-row>
        <table:table-row table:style-name="ro1">
          <table:table-cell table:style-name="ce1" office:value-type="string" calcext:value-type="string">
            <text:p>25-Jun-2021 20:57:49</text:p>
          </table:table-cell>
          <table:table-cell table:style-name="ce1" office:value-type="string" calcext:value-type="string">
            <text:p>25-Jun-2021 20:57: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198441410126785" calcext:value-type="float">
            <text:p>0.00198441410126785</text:p>
          </table:table-cell>
          <table:table-cell table:style-name="ce1" office:value-type="float" office:value="3.98054758707682" calcext:value-type="float">
            <text:p>3.98054758707682</text:p>
          </table:table-cell>
          <table:table-cell table:style-name="ce1" office:value-type="float" office:value="35.3584671020508" calcext:value-type="float">
            <text:p>35.3584671020508</text:p>
          </table:table-cell>
          <table:table-cell table:style-name="ce1" office:value-type="float" office:value="-101.623652140299" calcext:value-type="float">
            <text:p>-101.623652140299</text:p>
          </table:table-cell>
          <table:table-cell table:style-name="ce1" office:value-type="float" office:value="2892.59765625" calcext:value-type="float">
            <text:p>2892.59765625</text:p>
          </table:table-cell>
          <table:table-cell table:style-name="ce1" office:value-type="float" office:value="15.6306670506795" calcext:value-type="float">
            <text:p>15.6306670506795</text:p>
          </table:table-cell>
          <table:table-cell table:style-name="ce1" office:value-type="float" office:value="4.315598487854" calcext:value-type="float">
            <text:p>4.315598487854</text:p>
          </table:table-cell>
          <table:table-cell table:style-name="ce1" office:value-type="float" office:value="3.73657965660095" calcext:value-type="float">
            <text:p>3.73657965660095</text:p>
          </table:table-cell>
          <table:table-cell table:style-name="ce1" office:value-type="float" office:value="10.3725887934367" calcext:value-type="float">
            <text:p>10.3725887934367</text:p>
          </table:table-cell>
          <table:table-cell table:style-name="ce1" office:value-type="float" office:value="12.1576414108276" calcext:value-type="float">
            <text:p>12.1576414108276</text:p>
          </table:table-cell>
          <table:table-cell table:style-name="ce1" office:value-type="float" office:value="721.081319173177" calcext:value-type="float">
            <text:p>721.081319173177</text:p>
          </table:table-cell>
          <table:table-cell table:number-columns-repeated="2"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1:17:53</text:p>
          </table:table-cell>
          <table:table-cell office:value-type="string" calcext:value-type="string">
            <text:p>25-Jun-2021 21:17:58</text:p>
          </table:table-cell>
          <table:table-cell office:value-type="float" office:value="6" calcext:value-type="float">
            <text:p>6</text:p>
          </table:table-cell>
          <table:table-cell office:value-type="float" office:value="0.296886011958122" calcext:value-type="float">
            <text:p>0.296886011958122</text:p>
          </table:table-cell>
          <table:table-cell office:value-type="float" office:value="5.44286076227824" calcext:value-type="float">
            <text:p>5.44286076227824</text:p>
          </table:table-cell>
          <table:table-cell office:value-type="float" office:value="35.7764326731364" calcext:value-type="float">
            <text:p>35.7764326731364</text:p>
          </table:table-cell>
          <table:table-cell office:value-type="float" office:value="-101.242319742839" calcext:value-type="float">
            <text:p>-101.242319742839</text:p>
          </table:table-cell>
          <table:table-cell office:value-type="float" office:value="3227.87072753906" calcext:value-type="float">
            <text:p>3227.87072753906</text:p>
          </table:table-cell>
          <table:table-cell office:value-type="float" office:value="12.5379137992859" calcext:value-type="float">
            <text:p>12.5379137992859</text:p>
          </table:table-cell>
          <table:table-cell office:value-type="float" office:value="5.03475952148438" calcext:value-type="float">
            <text:p>5.03475952148438</text:p>
          </table:table-cell>
          <table:table-cell office:value-type="float" office:value="3.86755971113841" calcext:value-type="float">
            <text:p>3.86755971113841</text:p>
          </table:table-cell>
          <table:table-cell office:value-type="float" office:value="9.88086175918579" calcext:value-type="float">
            <text:p>9.88086175918579</text:p>
          </table:table-cell>
          <table:table-cell office:value-type="float" office:value="11.9208253224691" calcext:value-type="float">
            <text:p>11.9208253224691</text:p>
          </table:table-cell>
          <table:table-cell office:value-type="float" office:value="692.783650716146" calcext:value-type="float">
            <text:p>692.783650716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1:18:00</text:p>
          </table:table-cell>
          <table:table-cell office:value-type="string" calcext:value-type="string">
            <text:p>25-Jun-2021 21:18:03</text:p>
          </table:table-cell>
          <table:table-cell office:value-type="float" office:value="4" calcext:value-type="float">
            <text:p>4</text:p>
          </table:table-cell>
          <table:table-cell office:value-type="float" office:value="0.287978358566761" calcext:value-type="float">
            <text:p>0.287978358566761</text:p>
          </table:table-cell>
          <table:table-cell office:value-type="float" office:value="5.39961338043213" calcext:value-type="float">
            <text:p>5.39961338043213</text:p>
          </table:table-cell>
          <table:table-cell office:value-type="float" office:value="35.7804651260376" calcext:value-type="float">
            <text:p>35.7804651260376</text:p>
          </table:table-cell>
          <table:table-cell office:value-type="float" office:value="-101.250986099243" calcext:value-type="float">
            <text:p>-101.250986099243</text:p>
          </table:table-cell>
          <table:table-cell office:value-type="float" office:value="3226.19177246094" calcext:value-type="float">
            <text:p>3226.19177246094</text:p>
          </table:table-cell>
          <table:table-cell office:value-type="float" office:value="12.6323611736298" calcext:value-type="float">
            <text:p>12.6323611736298</text:p>
          </table:table-cell>
          <table:table-cell office:value-type="float" office:value="5.54227542877197" calcext:value-type="float">
            <text:p>5.54227542877197</text:p>
          </table:table-cell>
          <table:table-cell office:value-type="float" office:value="4.02539420127869" calcext:value-type="float">
            <text:p>4.02539420127869</text:p>
          </table:table-cell>
          <table:table-cell office:value-type="float" office:value="9.75813674926758" calcext:value-type="float">
            <text:p>9.75813674926758</text:p>
          </table:table-cell>
          <table:table-cell office:value-type="float" office:value="11.7697792053223" calcext:value-type="float">
            <text:p>11.7697792053223</text:p>
          </table:table-cell>
          <table:table-cell office:value-type="float" office:value="693.021759033203" calcext:value-type="float">
            <text:p>693.0217590332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-Jun-2021 21:27:18</text:p>
          </table:table-cell>
          <table:table-cell table:style-name="ce1" office:value-type="string" calcext:value-type="string">
            <text:p>25-Jun-2021 21:27: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.00231464207172" calcext:value-type="float">
            <text:p>1.00231464207172</text:p>
          </table:table-cell>
          <table:table-cell table:style-name="ce1" office:value-type="float" office:value="7.94048571586609" calcext:value-type="float">
            <text:p>7.94048571586609</text:p>
          </table:table-cell>
          <table:table-cell table:style-name="ce1" office:value-type="float" office:value="36.0960817337036" calcext:value-type="float">
            <text:p>36.0960817337036</text:p>
          </table:table-cell>
          <table:table-cell table:style-name="ce1" office:value-type="float" office:value="-102.085240364075" calcext:value-type="float">
            <text:p>-102.085240364075</text:p>
          </table:table-cell>
          <table:table-cell table:style-name="ce1" office:value-type="float" office:value="4536.80395507812" calcext:value-type="float">
            <text:p>4536.80395507812</text:p>
          </table:table-cell>
          <table:table-cell table:style-name="ce1" office:value-type="float" office:value="3.26694297790527" calcext:value-type="float">
            <text:p>3.26694297790527</text:p>
          </table:table-cell>
          <table:table-cell table:style-name="ce1" office:value-type="float" office:value="9.79095458984375" calcext:value-type="float">
            <text:p>9.79095458984375</text:p>
          </table:table-cell>
          <table:table-cell table:style-name="ce1" office:value-type="float" office:value="7.72618925571442" calcext:value-type="float">
            <text:p>7.72618925571442</text:p>
          </table:table-cell>
          <table:table-cell table:style-name="ce1" office:value-type="float" office:value="3.41019248962402" calcext:value-type="float">
            <text:p>3.41019248962402</text:p>
          </table:table-cell>
          <table:table-cell table:style-name="ce1" office:value-type="float" office:value="4.6129777431488" calcext:value-type="float">
            <text:p>4.6129777431488</text:p>
          </table:table-cell>
          <table:table-cell table:style-name="ce1" office:value-type="float" office:value="591.12109375" calcext:value-type="float">
            <text:p>591.12109375</text:p>
          </table:table-cell>
          <table:table-cell table:number-columns-repeated="2" table:style-name="ce1" office:value-type="string" calcext:value-type="string">
            <text:p>Yes</text:p>
          </table:table-cell>
          <table:table-cell/>
          <table:table-cell office:value-type="string" calcext:value-type="string">
            <text:p>Cloud base 2765</text:p>
          </table:table-cell>
        </table:table-row>
        <table:table-row table:style-name="ro1">
          <table:table-cell table:style-name="ce1" office:value-type="string" calcext:value-type="string">
            <text:p>25-Jun-2021 21:29:20</text:p>
          </table:table-cell>
          <table:table-cell table:style-name="ce1" office:value-type="string" calcext:value-type="string">
            <text:p>25-Jun-2021 21:29:3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00974504514174" calcext:value-type="float">
            <text:p>0.800974504514174</text:p>
          </table:table-cell>
          <table:table-cell table:style-name="ce1" office:value-type="float" office:value="7.69391450014981" calcext:value-type="float">
            <text:p>7.69391450014981</text:p>
          </table:table-cell>
          <table:table-cell table:style-name="ce1" office:value-type="float" office:value="36.0805587768555" calcext:value-type="float">
            <text:p>36.0805587768555</text:p>
          </table:table-cell>
          <table:table-cell table:style-name="ce1" office:value-type="float" office:value="-102.275047302246" calcext:value-type="float">
            <text:p>-102.275047302246</text:p>
          </table:table-cell>
          <table:table-cell table:style-name="ce1" office:value-type="float" office:value="4533.97736150568" calcext:value-type="float">
            <text:p>4533.97736150568</text:p>
          </table:table-cell>
          <table:table-cell table:style-name="ce1" office:value-type="float" office:value="3.1897847218947" calcext:value-type="float">
            <text:p>3.1897847218947</text:p>
          </table:table-cell>
          <table:table-cell table:style-name="ce1" office:value-type="float" office:value="7.44550848007202" calcext:value-type="float">
            <text:p>7.44550848007202</text:p>
          </table:table-cell>
          <table:table-cell table:style-name="ce1" office:value-type="float" office:value="5.58372276479548" calcext:value-type="float">
            <text:p>5.58372276479548</text:p>
          </table:table-cell>
          <table:table-cell table:style-name="ce1" office:value-type="float" office:value="3.25036230954257" calcext:value-type="float">
            <text:p>3.25036230954257</text:p>
          </table:table-cell>
          <table:table-cell table:style-name="ce1" office:value-type="float" office:value="4.39711119911887" calcext:value-type="float">
            <text:p>4.39711119911887</text:p>
          </table:table-cell>
          <table:table-cell table:style-name="ce1" office:value-type="float" office:value="590.858664772727" calcext:value-type="float">
            <text:p>590.858664772727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-Jun-2021 21:33:44</text:p>
          </table:table-cell>
          <table:table-cell table:style-name="ce1" office:value-type="string" calcext:value-type="string">
            <text:p>25-Jun-2021 21:33:4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15194808443387" calcext:value-type="float">
            <text:p>0.515194808443387</text:p>
          </table:table-cell>
          <table:table-cell table:style-name="ce1" office:value-type="float" office:value="6.66553513209025" calcext:value-type="float">
            <text:p>6.66553513209025</text:p>
          </table:table-cell>
          <table:table-cell table:style-name="ce1" office:value-type="float" office:value="36.1192092895508" calcext:value-type="float">
            <text:p>36.1192092895508</text:p>
          </table:table-cell>
          <table:table-cell table:style-name="ce1" office:value-type="float" office:value="-102.376388549805" calcext:value-type="float">
            <text:p>-102.376388549805</text:p>
          </table:table-cell>
          <table:table-cell table:style-name="ce1" office:value-type="float" office:value="4528.58382161458" calcext:value-type="float">
            <text:p>4528.58382161458</text:p>
          </table:table-cell>
          <table:table-cell table:style-name="ce1" office:value-type="float" office:value="2.42055821418762" calcext:value-type="float">
            <text:p>2.42055821418762</text:p>
          </table:table-cell>
          <table:table-cell table:style-name="ce1" office:value-type="float" office:value="5.91747951507568" calcext:value-type="float">
            <text:p>5.91747951507568</text:p>
          </table:table-cell>
          <table:table-cell table:style-name="ce1" office:value-type="float" office:value="4.7370491027832" calcext:value-type="float">
            <text:p>4.7370491027832</text:p>
          </table:table-cell>
          <table:table-cell table:style-name="ce1" office:value-type="float" office:value="4.03950627644857" calcext:value-type="float">
            <text:p>4.03950627644857</text:p>
          </table:table-cell>
          <table:table-cell table:style-name="ce1" office:value-type="float" office:value="5.45052417119344" calcext:value-type="float">
            <text:p>5.45052417119344</text:p>
          </table:table-cell>
          <table:table-cell table:style-name="ce1" office:value-type="float" office:value="591.412048339844" calcext:value-type="float">
            <text:p>591.41204833984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-Jun-2021 21:36:05</text:p>
          </table:table-cell>
          <table:table-cell table:style-name="ce1" office:value-type="string" calcext:value-type="string">
            <text:p>25-Jun-2021 21:36: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97429490089417" calcext:value-type="float">
            <text:p>0.497429490089417</text:p>
          </table:table-cell>
          <table:table-cell table:style-name="ce1" office:value-type="float" office:value="7.30998786290487" calcext:value-type="float">
            <text:p>7.30998786290487</text:p>
          </table:table-cell>
          <table:table-cell table:style-name="ce1" office:value-type="float" office:value="36.1044222513835" calcext:value-type="float">
            <text:p>36.1044222513835</text:p>
          </table:table-cell>
          <table:table-cell table:style-name="ce1" office:value-type="float" office:value="-102.180447896322" calcext:value-type="float">
            <text:p>-102.180447896322</text:p>
          </table:table-cell>
          <table:table-cell table:style-name="ce1" office:value-type="float" office:value="4510.72493489583" calcext:value-type="float">
            <text:p>4510.72493489583</text:p>
          </table:table-cell>
          <table:table-cell table:style-name="ce1" office:value-type="float" office:value="3.32966486612956" calcext:value-type="float">
            <text:p>3.32966486612956</text:p>
          </table:table-cell>
          <table:table-cell table:style-name="ce1" office:value-type="float" office:value="4.99634313583374" calcext:value-type="float">
            <text:p>4.99634313583374</text:p>
          </table:table-cell>
          <table:table-cell table:style-name="ce1" office:value-type="float" office:value="4.67026662826538" calcext:value-type="float">
            <text:p>4.67026662826538</text:p>
          </table:table-cell>
          <table:table-cell table:style-name="ce1" office:value-type="float" office:value="0.683777352174123" calcext:value-type="float">
            <text:p>0.683777352174123</text:p>
          </table:table-cell>
          <table:table-cell table:style-name="ce1" office:value-type="float" office:value="0.915958066781362" calcext:value-type="float">
            <text:p>0.915958066781362</text:p>
          </table:table-cell>
          <table:table-cell table:style-name="ce1" office:value-type="float" office:value="593.348388671875" calcext:value-type="float">
            <text:p>593.34838867187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5-Jun-2021 21:39:31</text:p>
          </table:table-cell>
          <table:table-cell table:style-name="ce2" office:value-type="string" calcext:value-type="string">
            <text:p>25-Jun-2021 21:39: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895151514559984" calcext:value-type="float">
            <text:p>0.00895151514559984</text:p>
          </table:table-cell>
          <table:table-cell table:style-name="ce2" office:value-type="float" office:value="4.02282700538635" calcext:value-type="float">
            <text:p>4.02282700538635</text:p>
          </table:table-cell>
          <table:table-cell table:style-name="ce2" office:value-type="float" office:value="36.1273368835449" calcext:value-type="float">
            <text:p>36.1273368835449</text:p>
          </table:table-cell>
          <table:table-cell table:style-name="ce2" office:value-type="float" office:value="-102.353535461426" calcext:value-type="float">
            <text:p>-102.353535461426</text:p>
          </table:table-cell>
          <table:table-cell table:style-name="ce2" office:value-type="float" office:value="4521.3828125" calcext:value-type="float">
            <text:p>4521.3828125</text:p>
          </table:table-cell>
          <table:table-cell table:style-name="ce2" office:value-type="float" office:value="2.50454421043396" calcext:value-type="float">
            <text:p>2.50454421043396</text:p>
          </table:table-cell>
          <table:table-cell table:style-name="ce2" office:value-type="float" office:value="5.26608562469482" calcext:value-type="float">
            <text:p>5.26608562469482</text:p>
          </table:table-cell>
          <table:table-cell table:style-name="ce2" office:value-type="float" office:value="4.46605248451233" calcext:value-type="float">
            <text:p>4.46605248451233</text:p>
          </table:table-cell>
          <table:table-cell table:style-name="ce2" office:value-type="float" office:value="1.17946810722351" calcext:value-type="float">
            <text:p>1.17946810722351</text:p>
          </table:table-cell>
          <table:table-cell table:style-name="ce2" office:value-type="float" office:value="1.5815009355545" calcext:value-type="float">
            <text:p>1.5815009355545</text:p>
          </table:table-cell>
          <table:table-cell table:style-name="ce2" office:value-type="float" office:value="591.636706542969" calcext:value-type="float">
            <text:p>591.636706542969</text:p>
          </table:table-cell>
          <table:table-cell table:number-columns-repeated="2" table:style-name="ce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5-Jun-2021 21:39:50</text:p>
          </table:table-cell>
          <table:table-cell table:style-name="ce1" office:value-type="string" calcext:value-type="string">
            <text:p>25-Jun-2021 21:39: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587712027132511" calcext:value-type="float">
            <text:p>0.587712027132511</text:p>
          </table:table-cell>
          <table:table-cell table:style-name="ce1" office:value-type="float" office:value="7.29540181159973" calcext:value-type="float">
            <text:p>7.29540181159973</text:p>
          </table:table-cell>
          <table:table-cell table:style-name="ce1" office:value-type="float" office:value="36.1407461166382" calcext:value-type="float">
            <text:p>36.1407461166382</text:p>
          </table:table-cell>
          <table:table-cell table:style-name="ce1" office:value-type="float" office:value="-102.378749847412" calcext:value-type="float">
            <text:p>-102.378749847412</text:p>
          </table:table-cell>
          <table:table-cell table:style-name="ce1" office:value-type="float" office:value="4514.69665527344" calcext:value-type="float">
            <text:p>4514.69665527344</text:p>
          </table:table-cell>
          <table:table-cell table:style-name="ce1" office:value-type="float" office:value="3.34270375967026" calcext:value-type="float">
            <text:p>3.34270375967026</text:p>
          </table:table-cell>
          <table:table-cell table:style-name="ce1" office:value-type="float" office:value="7.88713693618774" calcext:value-type="float">
            <text:p>7.88713693618774</text:p>
          </table:table-cell>
          <table:table-cell table:style-name="ce1" office:value-type="float" office:value="5.5796132683754" calcext:value-type="float">
            <text:p>5.5796132683754</text:p>
          </table:table-cell>
          <table:table-cell table:style-name="ce1" office:value-type="float" office:value="1.49163007736206" calcext:value-type="float">
            <text:p>1.49163007736206</text:p>
          </table:table-cell>
          <table:table-cell table:style-name="ce1" office:value-type="float" office:value="2.00436896085739" calcext:value-type="float">
            <text:p>2.00436896085739</text:p>
          </table:table-cell>
          <table:table-cell table:style-name="ce1" office:value-type="float" office:value="592.580184936523" calcext:value-type="float">
            <text:p>592.58018493652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02:56</text:p>
          </table:table-cell>
          <table:table-cell office:value-type="string" calcext:value-type="string">
            <text:p>25-Jun-2021 22:02:58</text:p>
          </table:table-cell>
          <table:table-cell office:value-type="float" office:value="3" calcext:value-type="float">
            <text:p>3</text:p>
          </table:table-cell>
          <table:table-cell office:value-type="float" office:value="0.193840806682905" calcext:value-type="float">
            <text:p>0.193840806682905</text:p>
          </table:table-cell>
          <table:table-cell office:value-type="float" office:value="18.4065532684326" calcext:value-type="float">
            <text:p>18.4065532684326</text:p>
          </table:table-cell>
          <table:table-cell office:value-type="float" office:value="37.1280479431152" calcext:value-type="float">
            <text:p>37.1280479431152</text:p>
          </table:table-cell>
          <table:table-cell office:value-type="float" office:value="-103.244328816732" calcext:value-type="float">
            <text:p>-103.244328816732</text:p>
          </table:table-cell>
          <table:table-cell office:value-type="float" office:value="6403.77132161458" calcext:value-type="float">
            <text:p>6403.77132161458</text:p>
          </table:table-cell>
          <table:table-cell office:value-type="float" office:value="-10.0232550303141" calcext:value-type="float">
            <text:p>-10.0232550303141</text:p>
          </table:table-cell>
          <table:table-cell office:value-type="float" office:value="4.17713451385498" calcext:value-type="float">
            <text:p>4.17713451385498</text:p>
          </table:table-cell>
          <table:table-cell office:value-type="float" office:value="3.8316875298818" calcext:value-type="float">
            <text:p>3.8316875298818</text:p>
          </table:table-cell>
          <table:table-cell office:value-type="float" office:value="2.60464938481649" calcext:value-type="float">
            <text:p>2.60464938481649</text:p>
          </table:table-cell>
          <table:table-cell office:value-type="float" office:value="4.25137106577555" calcext:value-type="float">
            <text:p>4.25137106577555</text:p>
          </table:table-cell>
          <table:table-cell office:value-type="float" office:value="465.923665364583" calcext:value-type="float">
            <text:p>465.92366536458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09:32</text:p>
          </table:table-cell>
          <table:table-cell office:value-type="string" calcext:value-type="string">
            <text:p>25-Jun-2021 22:09:43</text:p>
          </table:table-cell>
          <table:table-cell office:value-type="float" office:value="12" calcext:value-type="float">
            <text:p>12</text:p>
          </table:table-cell>
          <table:table-cell office:value-type="float" office:value="0.0773140486950676" calcext:value-type="float">
            <text:p>0.0773140486950676</text:p>
          </table:table-cell>
          <table:table-cell office:value-type="float" office:value="39.8109862804413" calcext:value-type="float">
            <text:p>39.8109862804413</text:p>
          </table:table-cell>
          <table:table-cell office:value-type="float" office:value="37.8613348007202" calcext:value-type="float">
            <text:p>37.8613348007202</text:p>
          </table:table-cell>
          <table:table-cell office:value-type="float" office:value="-103.596387863159" calcext:value-type="float">
            <text:p>-103.596387863159</text:p>
          </table:table-cell>
          <table:table-cell office:value-type="float" office:value="7029.32511393229" calcext:value-type="float">
            <text:p>7029.32511393229</text:p>
          </table:table-cell>
          <table:table-cell office:value-type="float" office:value="-22.6116480827332" calcext:value-type="float">
            <text:p>-22.6116480827332</text:p>
          </table:table-cell>
          <table:table-cell office:value-type="float" office:value="5.36306571960449" calcext:value-type="float">
            <text:p>5.36306571960449</text:p>
          </table:table-cell>
          <table:table-cell office:value-type="float" office:value="3.86303357283274" calcext:value-type="float">
            <text:p>3.86303357283274</text:p>
          </table:table-cell>
          <table:table-cell office:value-type="float" office:value="1.8183046579361" calcext:value-type="float">
            <text:p>1.8183046579361</text:p>
          </table:table-cell>
          <table:table-cell office:value-type="float" office:value="3.06563814481099" calcext:value-type="float">
            <text:p>3.06563814481099</text:p>
          </table:table-cell>
          <table:table-cell office:value-type="float" office:value="428.674069722493" calcext:value-type="float">
            <text:p>428.67406972249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10:05</text:p>
          </table:table-cell>
          <table:table-cell office:value-type="string" calcext:value-type="string">
            <text:p>25-Jun-2021 22:10:15</text:p>
          </table:table-cell>
          <table:table-cell office:value-type="float" office:value="11" calcext:value-type="float">
            <text:p>11</text:p>
          </table:table-cell>
          <table:table-cell office:value-type="float" office:value="0.0220853319518607" calcext:value-type="float">
            <text:p>0.0220853319518607</text:p>
          </table:table-cell>
          <table:table-cell office:value-type="float" office:value="39.5349384654652" calcext:value-type="float">
            <text:p>39.5349384654652</text:p>
          </table:table-cell>
          <table:table-cell office:value-type="float" office:value="37.9109379161488" calcext:value-type="float">
            <text:p>37.9109379161488</text:p>
          </table:table-cell>
          <table:table-cell office:value-type="float" office:value="-103.643707275391" calcext:value-type="float">
            <text:p>-103.643707275391</text:p>
          </table:table-cell>
          <table:table-cell office:value-type="float" office:value="7025.87118252841" calcext:value-type="float">
            <text:p>7025.87118252841</text:p>
          </table:table-cell>
          <table:table-cell office:value-type="float" office:value="-22.3180373798717" calcext:value-type="float">
            <text:p>-22.3180373798717</text:p>
          </table:table-cell>
          <table:table-cell office:value-type="float" office:value="4.0648775100708" calcext:value-type="float">
            <text:p>4.0648775100708</text:p>
          </table:table-cell>
          <table:table-cell office:value-type="float" office:value="3.69594368067655" calcext:value-type="float">
            <text:p>3.69594368067655</text:p>
          </table:table-cell>
          <table:table-cell office:value-type="float" office:value="1.85172878612172" calcext:value-type="float">
            <text:p>1.85172878612172</text:p>
          </table:table-cell>
          <table:table-cell office:value-type="float" office:value="3.1290638663552" calcext:value-type="float">
            <text:p>3.1290638663552</text:p>
          </table:table-cell>
          <table:table-cell office:value-type="float" office:value="428.250954367898" calcext:value-type="float">
            <text:p>428.25095436789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11:03</text:p>
          </table:table-cell>
          <table:table-cell office:value-type="string" calcext:value-type="string">
            <text:p>25-Jun-2021 22:11:06</text:p>
          </table:table-cell>
          <table:table-cell office:value-type="float" office:value="4" calcext:value-type="float">
            <text:p>4</text:p>
          </table:table-cell>
          <table:table-cell office:value-type="float" office:value="0.0182933337055147" calcext:value-type="float">
            <text:p>0.0182933337055147</text:p>
          </table:table-cell>
          <table:table-cell office:value-type="float" office:value="0" calcext:value-type="float">
            <text:p>0</text:p>
          </table:table-cell>
          <table:table-cell office:value-type="float" office:value="37.9945363998413" calcext:value-type="float">
            <text:p>37.9945363998413</text:p>
          </table:table-cell>
          <table:table-cell office:value-type="float" office:value="-103.723474502563" calcext:value-type="float">
            <text:p>-103.723474502563</text:p>
          </table:table-cell>
          <table:table-cell office:value-type="float" office:value="7023.54016113281" calcext:value-type="float">
            <text:p>7023.54016113281</text:p>
          </table:table-cell>
          <table:table-cell office:value-type="float" office:value="-23.6896967887878" calcext:value-type="float">
            <text:p>-23.6896967887878</text:p>
          </table:table-cell>
          <table:table-cell office:value-type="float" office:value="4.16404056549072" calcext:value-type="float">
            <text:p>4.16404056549072</text:p>
          </table:table-cell>
          <table:table-cell office:value-type="float" office:value="3.94060289859772" calcext:value-type="float">
            <text:p>3.94060289859772</text:p>
          </table:table-cell>
          <table:table-cell office:value-type="float" office:value="1.62373417615891" calcext:value-type="float">
            <text:p>1.62373417615891</text:p>
          </table:table-cell>
          <table:table-cell office:value-type="float" office:value="2.72123348712921" calcext:value-type="float">
            <text:p>2.72123348712921</text:p>
          </table:table-cell>
          <table:table-cell office:value-type="float" office:value="429.158912658691" calcext:value-type="float">
            <text:p>429.15891265869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11:28</text:p>
          </table:table-cell>
          <table:table-cell office:value-type="string" calcext:value-type="string">
            <text:p>25-Jun-2021 22:11: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7425000326974" calcext:value-type="float">
            <text:p>3.7425000326974</text:p>
          </table:table-cell>
          <table:table-cell office:value-type="float" office:value="38.040801184518" calcext:value-type="float">
            <text:p>38.040801184518</text:p>
          </table:table-cell>
          <table:table-cell office:value-type="float" office:value="-103.767789023263" calcext:value-type="float">
            <text:p>-103.767789023263</text:p>
          </table:table-cell>
          <table:table-cell office:value-type="float" office:value="7024.33175223214" calcext:value-type="float">
            <text:p>7024.33175223214</text:p>
          </table:table-cell>
          <table:table-cell office:value-type="float" office:value="-24.605731010437" calcext:value-type="float">
            <text:p>-24.605731010437</text:p>
          </table:table-cell>
          <table:table-cell office:value-type="float" office:value="3.72904515266418" calcext:value-type="float">
            <text:p>3.72904515266418</text:p>
          </table:table-cell>
          <table:table-cell office:value-type="float" office:value="3.42042483602251" calcext:value-type="float">
            <text:p>3.42042483602251</text:p>
          </table:table-cell>
          <table:table-cell office:value-type="float" office:value="1.45776634556907" calcext:value-type="float">
            <text:p>1.45776634556907</text:p>
          </table:table-cell>
          <table:table-cell office:value-type="float" office:value="2.43351231302534" calcext:value-type="float">
            <text:p>2.43351231302534</text:p>
          </table:table-cell>
          <table:table-cell office:value-type="float" office:value="429.065126691546" calcext:value-type="float">
            <text:p>429.06512669154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17:48</text:p>
          </table:table-cell>
          <table:table-cell office:value-type="string" calcext:value-type="string">
            <text:p>25-Jun-2021 22:17:54</text:p>
          </table:table-cell>
          <table:table-cell office:value-type="float" office:value="7" calcext:value-type="float">
            <text:p>7</text:p>
          </table:table-cell>
          <table:table-cell office:value-type="float" office:value="0.283792014632906" calcext:value-type="float">
            <text:p>0.283792014632906</text:p>
          </table:table-cell>
          <table:table-cell office:value-type="float" office:value="13.4601509911673" calcext:value-type="float">
            <text:p>13.4601509911673</text:p>
          </table:table-cell>
          <table:table-cell office:value-type="float" office:value="38.6170283726283" calcext:value-type="float">
            <text:p>38.6170283726283</text:p>
          </table:table-cell>
          <table:table-cell office:value-type="float" office:value="-104.326477050781" calcext:value-type="float">
            <text:p>-104.326477050781</text:p>
          </table:table-cell>
          <table:table-cell office:value-type="float" office:value="6289.45731026786" calcext:value-type="float">
            <text:p>6289.45731026786</text:p>
          </table:table-cell>
          <table:table-cell office:value-type="float" office:value="-18.1677360534668" calcext:value-type="float">
            <text:p>-18.1677360534668</text:p>
          </table:table-cell>
          <table:table-cell office:value-type="float" office:value="3.96966528892517" calcext:value-type="float">
            <text:p>3.96966528892517</text:p>
          </table:table-cell>
          <table:table-cell office:value-type="float" office:value="3.49739139420646" calcext:value-type="float">
            <text:p>3.49739139420646</text:p>
          </table:table-cell>
          <table:table-cell office:value-type="float" office:value="0.891590603760311" calcext:value-type="float">
            <text:p>0.891590603760311</text:p>
          </table:table-cell>
          <table:table-cell office:value-type="float" office:value="1.38457943711962" calcext:value-type="float">
            <text:p>1.38457943711962</text:p>
          </table:table-cell>
          <table:table-cell office:value-type="float" office:value="472.392172677176" calcext:value-type="float">
            <text:p>472.3921726771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30:52</text:p>
          </table:table-cell>
          <table:table-cell office:value-type="string" calcext:value-type="string">
            <text:p>25-Jun-2021 22:30: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37416664759318" calcext:value-type="float">
            <text:p>1.37416664759318</text:p>
          </table:table-cell>
          <table:table-cell office:value-type="float" office:value="39.3089230855306" calcext:value-type="float">
            <text:p>39.3089230855306</text:p>
          </table:table-cell>
          <table:table-cell office:value-type="float" office:value="-104.901908874512" calcext:value-type="float">
            <text:p>-104.901908874512</text:p>
          </table:table-cell>
          <table:table-cell office:value-type="float" office:value="3127.1552734375" calcext:value-type="float">
            <text:p>3127.1552734375</text:p>
          </table:table-cell>
          <table:table-cell office:value-type="float" office:value="10.1787172953288" calcext:value-type="float">
            <text:p>10.1787172953288</text:p>
          </table:table-cell>
          <table:table-cell office:value-type="float" office:value="3.40856623649597" calcext:value-type="float">
            <text:p>3.40856623649597</text:p>
          </table:table-cell>
          <table:table-cell office:value-type="float" office:value="3.34102821350098" calcext:value-type="float">
            <text:p>3.34102821350098</text:p>
          </table:table-cell>
          <table:table-cell office:value-type="float" office:value="5.05779727300008" calcext:value-type="float">
            <text:p>5.05779727300008</text:p>
          </table:table-cell>
          <table:table-cell office:value-type="float" office:value="5.9405935605367" calcext:value-type="float">
            <text:p>5.9405935605367</text:p>
          </table:table-cell>
          <table:table-cell office:value-type="float" office:value="699.071655273438" calcext:value-type="float">
            <text:p>699.07165527343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35:26</text:p>
          </table:table-cell>
          <table:table-cell office:value-type="string" calcext:value-type="string">
            <text:p>25-Jun-2021 22:35:28</text:p>
          </table:table-cell>
          <table:table-cell office:value-type="float" office:value="3" calcext:value-type="float">
            <text:p>3</text:p>
          </table:table-cell>
          <table:table-cell office:value-type="float" office:value="0.680478622515996" calcext:value-type="float">
            <text:p>0.680478622515996</text:p>
          </table:table-cell>
          <table:table-cell office:value-type="float" office:value="10.2201878229777" calcext:value-type="float">
            <text:p>10.2201878229777</text:p>
          </table:table-cell>
          <table:table-cell office:value-type="float" office:value="39.527764638265" calcext:value-type="float">
            <text:p>39.527764638265</text:p>
          </table:table-cell>
          <table:table-cell office:value-type="float" office:value="-105.077191670736" calcext:value-type="float">
            <text:p>-105.077191670736</text:p>
          </table:table-cell>
          <table:table-cell office:value-type="float" office:value="3123.65209960938" calcext:value-type="float">
            <text:p>3123.65209960938</text:p>
          </table:table-cell>
          <table:table-cell office:value-type="float" office:value="6.93576383590698" calcext:value-type="float">
            <text:p>6.93576383590698</text:p>
          </table:table-cell>
          <table:table-cell office:value-type="float" office:value="3.64746809005737" calcext:value-type="float">
            <text:p>3.64746809005737</text:p>
          </table:table-cell>
          <table:table-cell office:value-type="float" office:value="3.55308278401693" calcext:value-type="float">
            <text:p>3.55308278401693</text:p>
          </table:table-cell>
          <table:table-cell office:value-type="float" office:value="7.22317377726237" calcext:value-type="float">
            <text:p>7.22317377726237</text:p>
          </table:table-cell>
          <table:table-cell office:value-type="float" office:value="8.39680735270182" calcext:value-type="float">
            <text:p>8.39680735270182</text:p>
          </table:table-cell>
          <table:table-cell office:value-type="float" office:value="700.970031738281" calcext:value-type="float">
            <text:p>700.97003173828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37:45</text:p>
          </table:table-cell>
          <table:table-cell office:value-type="string" calcext:value-type="string">
            <text:p>25-Jun-2021 22:37:50</text:p>
          </table:table-cell>
          <table:table-cell office:value-type="float" office:value="6" calcext:value-type="float">
            <text:p>6</text:p>
          </table:table-cell>
          <table:table-cell office:value-type="float" office:value="0.288766014079253" calcext:value-type="float">
            <text:p>0.288766014079253</text:p>
          </table:table-cell>
          <table:table-cell office:value-type="float" office:value="6.91575765609741" calcext:value-type="float">
            <text:p>6.91575765609741</text:p>
          </table:table-cell>
          <table:table-cell office:value-type="float" office:value="39.6463692982992" calcext:value-type="float">
            <text:p>39.6463692982992</text:p>
          </table:table-cell>
          <table:table-cell office:value-type="float" office:value="-105.14582824707" calcext:value-type="float">
            <text:p>-105.14582824707</text:p>
          </table:table-cell>
          <table:table-cell office:value-type="float" office:value="3116.95202636719" calcext:value-type="float">
            <text:p>3116.95202636719</text:p>
          </table:table-cell>
          <table:table-cell office:value-type="float" office:value="6.82989414532979" calcext:value-type="float">
            <text:p>6.82989414532979</text:p>
          </table:table-cell>
          <table:table-cell office:value-type="float" office:value="3.74032711982727" calcext:value-type="float">
            <text:p>3.74032711982727</text:p>
          </table:table-cell>
          <table:table-cell office:value-type="float" office:value="3.3646799325943" calcext:value-type="float">
            <text:p>3.3646799325943</text:p>
          </table:table-cell>
          <table:table-cell office:value-type="float" office:value="7.2673351764679" calcext:value-type="float">
            <text:p>7.2673351764679</text:p>
          </table:table-cell>
          <table:table-cell office:value-type="float" office:value="8.44388071695963" calcext:value-type="float">
            <text:p>8.44388071695963</text:p>
          </table:table-cell>
          <table:table-cell office:value-type="float" office:value="701.112182617188" calcext:value-type="float">
            <text:p>701.11218261718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un-2021 22:37:56</text:p>
          </table:table-cell>
          <table:table-cell office:value-type="string" calcext:value-type="string">
            <text:p>25-Jun-2021 22:37:59</text:p>
          </table:table-cell>
          <table:table-cell office:value-type="float" office:value="4" calcext:value-type="float">
            <text:p>4</text:p>
          </table:table-cell>
          <table:table-cell office:value-type="float" office:value="0.0927785653620958" calcext:value-type="float">
            <text:p>0.0927785653620958</text:p>
          </table:table-cell>
          <table:table-cell office:value-type="float" office:value="6.16007816791534" calcext:value-type="float">
            <text:p>6.16007816791534</text:p>
          </table:table-cell>
          <table:table-cell office:value-type="float" office:value="39.654351234436" calcext:value-type="float">
            <text:p>39.654351234436</text:p>
          </table:table-cell>
          <table:table-cell office:value-type="float" office:value="-105.140338897705" calcext:value-type="float">
            <text:p>-105.140338897705</text:p>
          </table:table-cell>
          <table:table-cell office:value-type="float" office:value="3073.24694824219" calcext:value-type="float">
            <text:p>3073.24694824219</text:p>
          </table:table-cell>
          <table:table-cell office:value-type="float" office:value="6.70445203781128" calcext:value-type="float">
            <text:p>6.70445203781128</text:p>
          </table:table-cell>
          <table:table-cell office:value-type="float" office:value="3.53163361549377" calcext:value-type="float">
            <text:p>3.53163361549377</text:p>
          </table:table-cell>
          <table:table-cell office:value-type="float" office:value="3.30202561616898" calcext:value-type="float">
            <text:p>3.30202561616898</text:p>
          </table:table-cell>
          <table:table-cell office:value-type="float" office:value="7.49278604984283" calcext:value-type="float">
            <text:p>7.49278604984283</text:p>
          </table:table-cell>
          <table:table-cell office:value-type="float" office:value="8.66193389892578" calcext:value-type="float">
            <text:p>8.66193389892578</text:p>
          </table:table-cell>
          <table:table-cell office:value-type="float" office:value="704.591415405273" calcext:value-type="float">
            <text:p>704.59141540527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5"/>
          <table:table-cell table:formula="of:=MIN([.F10:.F19])" office:value-type="float" office:value="35.0876640319824" calcext:value-type="float">
            <text:p>35.0876640319824</text:p>
          </table:table-cell>
          <table:table-cell table:formula="of:=MIN([.G10:.G19])" office:value-type="float" office:value="-102.378749847412" calcext:value-type="float">
            <text:p>-102.37874984741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MAX([.F10:.F19])" office:value-type="float" office:value="36.1407461166382" calcext:value-type="float">
            <text:p>36.1407461166382</text:p>
          </table:table-cell>
          <table:table-cell table:formula="of:=MAX([.G10:.G11];[.G14:.G17];[.G19])" office:value-type="float" office:value="-101.520762634277" calcext:value-type="float">
            <text:p>-101.5207626342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9:29:28.507765487</dc:date>
    <meta:editing-duration>PT9M35S</meta:editing-duration>
    <meta:editing-cycles>1</meta:editing-cycles>
    <meta:document-statistic meta:table-count="1" meta:cell-count="470" meta:object-count="0"/>
    <meta:generator>LibreOffice/7.3.7.2$Linux_X86_64 LibreOffice_project/30$Build-2</meta:generator>
  </office:meta>
</office:document-meta>
</file>